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ootnote" style:master-page-name="Converted2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left="0in" fo:margin-right="0in" fo:text-indent="0in" style:auto-text-indent="false"/>
      <style:text-properties officeooo:rsid="0012d143" officeooo:paragraph-rsid="0012d143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2d143" officeooo:paragraph-rsid="00346cff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200d3c" officeooo:paragraph-rsid="00200d3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8717f" officeooo:paragraph-rsid="0027136e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rsid="0028717f" officeooo:paragraph-rsid="00346cff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rsid="002f6d13" officeooo:paragraph-rsid="002f6d13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2f6d13" officeooo:paragraph-rsid="0031f6c1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f6d13" officeooo:paragraph-rsid="0034f4f8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366476" officeooo:paragraph-rsid="00366476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officeooo:rsid="00391968" officeooo:paragraph-rsid="0039196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9661" style:font-size-asian="12pt" style:font-size-complex="12pt"/>
    </style:style>
    <style:style style:name="T3" style:family="text">
      <style:text-properties fo:font-size="12pt" officeooo:rsid="00200d3c" style:font-size-asian="12pt" style:font-size-complex="12pt"/>
    </style:style>
    <style:style style:name="T4" style:family="text">
      <style:text-properties fo:font-size="12pt" officeooo:rsid="002f6d13" style:font-size-asian="12pt" style:font-size-complex="12pt"/>
    </style:style>
    <style:style style:name="T5" style:family="text">
      <style:text-properties fo:font-size="12pt" officeooo:rsid="0031f6c1" style:font-size-asian="12pt" style:font-size-complex="12pt"/>
    </style:style>
    <style:style style:name="T6" style:family="text">
      <style:text-properties fo:font-size="12pt" officeooo:rsid="00346cff" style:font-size-asian="12pt" style:font-size-complex="12pt"/>
    </style:style>
    <style:style style:name="T7" style:family="text">
      <style:text-properties fo:font-size="12pt" officeooo:rsid="0034f4f8" style:font-size-asian="12pt" style:font-size-complex="12pt"/>
    </style:style>
    <style:style style:name="T8" style:family="text">
      <style:text-properties fo:font-size="12pt" officeooo:rsid="0035ad81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3cd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ię i nazwisko: </text:span><text:span text:style-name="T2">Patryk Kaniewski</text:span></text:p>
      <text:p text:style-name="Standard"><text:span text:style-name="T9">Interpolacja wielomianowa</text:span></text:p>
      <text:p text:style-name="Standard"><text:span text:style-name="T1">Sprawozdanie należy opracować w układzie:</text:span></text:p>
      <text:list xml:id="list2120618744" text:style-name="WWNum1">
        <text:list-item>
          <text:p text:style-name="P3"><text:span text:style-name="T1">Przedstawić dane (węzły interpolacji) w postaci tabelarycznej oraz graficznej (wykres).</text:span></text:p>
        </text:list-item>
        <text:list-item>
          <text:p text:style-name="P3"><text:span text:style-name="T1">Dla danej metody interpolacji (bezpośrednia, Lagrange’a, Newtona) oraz modelu (liniowego, kwadratowego oraz sześciennego)</text:span><text:span text:style-name="Footnote_20_Symbol"><text:span text:style-name="T1"><text:note text:id="ftn1" text:note-class="footnote"><text:note-citation>1</text:note-citation><text:note-body><text:p text:style-name="P2"><text:span text:style-name="Footnote_20_Symbol"/> Np. <text:span text:style-name="T10">Metoda Lagrange’a- model kwadratowy</text:span>.</text:p></text:note-body></text:note></text:span></text:span><text:span text:style-name="T1"> przedstawić:</text:span></text:p>
          <text:list>
            <text:list-item>
              <text:p text:style-name="P3"><text:span text:style-name="T1">symboliczną postać wielomianu;</text:span></text:p>
            </text:list-item>
            <text:list-item>
              <text:p text:style-name="P3"><text:span text:style-name="T1">etapy wyznaczania współczynników wielomianu;</text:span></text:p>
            </text:list-item>
            <text:list-item>
              <text:p text:style-name="P3"><text:span text:style-name="T1">zoperacjonalizowaną postać wielomianu;</text:span></text:p>
            </text:list-item>
            <text:list-item>
              <text:p text:style-name="P3"><text:span text:style-name="T1">na wykresie liniowym położenie punktów interpolacji (dane wykorzystane w metodzie);</text:span></text:p>
            </text:list-item>
            <text:list-item>
              <text:p text:style-name="P3"><text:span text:style-name="T1">dla danego x wartość f(x) wyznaczoną przy pomocy modelu;</text:span></text:p>
            </text:list-item>
            <text:list-item>
              <text:p text:style-name="P3"><text:span text:style-name="T1">przyjmując (dla stosowanej metody) za punkt odniesienia model liniowy, oszacowanie (dla obliczonej wartości f(x)) błędu względnego jakie dają pozostałe modele (kwadratowy i sześcienny)</text:span><text:bookmark text:name="_GoBack"/><text:span text:style-name="T1">.</text:span></text:p>
            </text:list-item>
          </text:list>
        </text:list-item>
      </text:list>
      <text:p text:style-name="List_20_Paragraph"><text:span text:style-name="T1"/></text:p>
      <text:p text:style-name="P6"><text:span text:style-name="T1">Liniowa </text:span><text:span text:style-name="T4">newtona</text:span></text:p>
      <text:p text:style-name="P4"><text:span text:style-name="T3">{</text:span><text:span text:style-name="T1">(15,250)(20,400)</text:span><text:span text:style-name="T3">}</text:span></text:p>
      <text:p text:style-name="P4"><text:span text:style-name="T3"/></text:p>
      <text:p text:style-name="P9"><text:span text:style-name="T1">N1(x)= y0 + [x0,x1] * (x-x0)</text:span></text:p>
      <text:p text:style-name="P10"><text:span text:style-name="T1">[x0,x1] </text:span><text:span text:style-name="T5">= (y1-y0)/(x1-x0)</text:span></text:p>
      <text:p text:style-name="P10"><text:span text:style-name="T5"/></text:p>
      <text:p text:style-name="P10"><text:span text:style-name="T5">y0 + (y1-y0)/(x1-x0) * (x-x0)</text:span></text:p>
      <text:p text:style-name="P10"><text:span text:style-name="T5">250 + (400-250)/(20-15) * (x-15)</text:span></text:p>
      <text:p text:style-name="P7"/>
      <text:p text:style-name="P8">-200 + 30 x</text:p>
      <text:p text:style-name="P8"/>
      <text:p text:style-name="P8"><text:span text:style-name="T11">Kwadratowa newtona</text:span></text:p>
      <text:p text:style-name="P5"><text:span text:style-name="T3">{</text:span><text:span text:style-name="T6">(10,200)</text:span><text:span text:style-name="T1">(15,250)(20,400)</text:span><text:span text:style-name="T3">}</text:span></text:p>
      <text:p text:style-name="P5"><text:span text:style-name="T3"/></text:p>
      <text:p text:style-name="P11"><text:span text:style-name="T3">[x0,x1] </text:span><text:span text:style-name="T5">= (y1-y0)/(x1-x0)</text:span></text:p>
      <text:p text:style-name="P11"><text:span text:style-name="T5">[x0,x1,</text:span><text:span text:style-name="T7">x2</text:span><text:span text:style-name="T5">] = </text:span><text:span text:style-name="T7">([x1,x2]-[x0,x1])/</text:span><text:span text:style-name="T8">(</text:span><text:span text:style-name="T7">x2-x0</text:span><text:span text:style-name="T8">)</text:span></text:p>
      <text:p text:style-name="P11"><text:span text:style-name="T8"/></text:p>
      <text:p text:style-name="P12"><text:span text:style-name="T8">N</text:span><text:span text:style-name="T1">2(x) = y0 + [x0,x1](x-x0) + [x0,x1,x2](x-x0)(x-x1)</text:span></text:p>
      <text:p text:style-name="P12"><text:span text:style-name="T1"/></text:p>
      <text:p text:style-name="P12"><text:span text:style-name="T1">N2(x) = y0 + (y1-y0)/(x1-x0)(x-x0) + ([x1,x2]-(y1-y0)/(x1-x0))/(x2-x0)(x-x0)(x-x1)</text:span></text:p>
      <text:p text:style-name="P12"><text:span text:style-name="T1"/></text:p>
      <text:p text:style-name="P12"><text:span text:style-name="T1"/></text:p>
      <text:p text:style-name="P12"><text:span text:style-name="T1">N2(x) = y0 + (y1-y0)/(x1-x0)(x-x0) + ((y2-y1)/(x2-x1)-(y1-y0)/(x1-x0))/(x2-x0)(x-x0)(x-x1)</text:span></text:p>
      <text:p text:style-name="P12"><text:span text:style-name="T1"/></text:p>
      <text:p text:style-name="P12"><text:soft-page-break/><text:span text:style-name="T1"/></text:p>
      <text:p text:style-name="P12"><text:span text:style-name="T1">N2(x) = y0 + (y1-y0)/(x1-x0)(x-x0) + ((y2-y1)/(x2-x1)-(y1-y0)/(x1-x0))/(x2-x0)(x-x0)(x-x1)</text:span></text:p>
      <text:p text:style-name="P5"><text:span text:style-name="T3"/></text:p>
      <text:p text:style-name="P5"><text:span text:style-name="T3">N2(x) = 200 + (250-200)/(15-10)(x-10) + ((400-250)/(20-15) – (250-200)/(15-10))/(20-10)(x-10)(x-15)</text:span></text:p>
      <text:p text:style-name="P5"><text:span text:style-name="T3"/></text:p>
      <text:p text:style-name="P5"><text:span text:style-name="T3">400 + x (-40 + 2 x)</text:span></text:p>
      <text:p text:style-name="P5"><text:span text:style-name="T3"/></text:p>
      <text:p text:style-name="P13"><text:span text:style-name="T1">szescienna newto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URBANEK</meta:initial-creator>
    <dc:creator>Patryk Kaniewski</dc:creator>
    <meta:editing-cycles>43</meta:editing-cycles>
    <meta:creation-date>2019-12-18T09:32:00</meta:creation-date>
    <dc:date>2020-01-16T13:53:02.098981726</dc:date>
    <meta:editing-duration>PT7H59M4S</meta:editing-duration>
    <meta:generator>LibreOffice/6.0.7.3$Linux_X86_64 LibreOffice_project/00m0$Build-3</meta:generator>
    <meta:document-statistic meta:table-count="0" meta:image-count="0" meta:object-count="0" meta:page-count="2" meta:paragraph-count="30" meta:word-count="182" meta:character-count="1541" meta:non-whitespace-character-count="13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